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0.41pt" svg:height="393.96pt" svg:x="184.71pt" svg:y="122.54pt">
            <draw:object draw:notify-on-update-of-ranges="Sheet1.A1:Sheet1.A1 Sheet1.A2:Sheet1.A41 Sheet1.B1:Sheet1.B1 Sheet1.B2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4 error</text:p>
          </table:table-cell>
          <table:table-cell table:style-name="ce1" office:value-type="string" calcext:value-type="string">
            <text:p>World error</text:p>
          </table:table-cell>
        </table:table-row>
        <table:table-row table:style-name="ro1">
          <table:table-cell table:style-name="ce1" office:value-type="float" office:value="0.0000000000296405659469608" calcext:value-type="float">
            <text:p>2.96E-11</text:p>
          </table:table-cell>
          <table:table-cell table:style-name="ce1" office:value-type="float" office:value="0.0000000000206924030782282" calcext:value-type="float">
            <text:p>2.07E-11</text:p>
          </table:table-cell>
        </table:table-row>
        <table:table-row table:style-name="ro1">
          <table:table-cell office:value-type="float" office:value="0.356582834584444" calcext:value-type="float">
            <text:p>0.356582834584444</text:p>
          </table:table-cell>
          <table:table-cell office:value-type="float" office:value="0.332942094232495" calcext:value-type="float">
            <text:p>0.332942094232495</text:p>
          </table:table-cell>
        </table:table-row>
        <table:table-row table:style-name="ro1">
          <table:table-cell office:value-type="float" office:value="1.72943543038597" calcext:value-type="float">
            <text:p>1.72943543038597</text:p>
          </table:table-cell>
          <table:table-cell office:value-type="float" office:value="1.504357195334" calcext:value-type="float">
            <text:p>1.504357195334</text:p>
          </table:table-cell>
        </table:table-row>
        <table:table-row table:style-name="ro1">
          <table:table-cell office:value-type="float" office:value="7.50455844831654" calcext:value-type="float">
            <text:p>7.50455844831654</text:p>
          </table:table-cell>
          <table:table-cell office:value-type="float" office:value="6.35880334547399" calcext:value-type="float">
            <text:p>6.35880334547399</text:p>
          </table:table-cell>
        </table:table-row>
        <table:table-row table:style-name="ro1">
          <table:table-cell office:value-type="float" office:value="14.3673936406386" calcext:value-type="float">
            <text:p>14.3673936406386</text:p>
          </table:table-cell>
          <table:table-cell office:value-type="float" office:value="12.1409991132736" calcext:value-type="float">
            <text:p>12.1409991132736</text:p>
          </table:table-cell>
        </table:table-row>
        <table:table-row table:style-name="ro1">
          <table:table-cell office:value-type="float" office:value="9.78756537702958" calcext:value-type="float">
            <text:p>9.78756537702958</text:p>
          </table:table-cell>
          <table:table-cell office:value-type="float" office:value="8.43348527156526" calcext:value-type="float">
            <text:p>8.43348527156526</text:p>
          </table:table-cell>
        </table:table-row>
        <table:table-row table:style-name="ro1">
          <table:table-cell office:value-type="float" office:value="23.6512075498361" calcext:value-type="float">
            <text:p>23.6512075498361</text:p>
          </table:table-cell>
          <table:table-cell office:value-type="float" office:value="19.966038607182" calcext:value-type="float">
            <text:p>19.966038607182</text:p>
          </table:table-cell>
        </table:table-row>
        <table:table-row table:style-name="ro1">
          <table:table-cell office:value-type="float" office:value="46.2608296954759" calcext:value-type="float">
            <text:p>46.2608296954759</text:p>
          </table:table-cell>
          <table:table-cell office:value-type="float" office:value="39.261780496724" calcext:value-type="float">
            <text:p>39.261780496724</text:p>
          </table:table-cell>
        </table:table-row>
        <table:table-row table:style-name="ro1">
          <table:table-cell office:value-type="float" office:value="72.414954830534" calcext:value-type="float">
            <text:p>72.414954830534</text:p>
          </table:table-cell>
          <table:table-cell office:value-type="float" office:value="60.9228884030703" calcext:value-type="float">
            <text:p>60.9228884030703</text:p>
          </table:table-cell>
        </table:table-row>
        <table:table-row table:style-name="ro1">
          <table:table-cell office:value-type="float" office:value="7.04366456682111" calcext:value-type="float">
            <text:p>7.04366456682111</text:p>
          </table:table-cell>
          <table:table-cell office:value-type="float" office:value="6.64487412981304" calcext:value-type="float">
            <text:p>6.64487412981304</text:p>
          </table:table-cell>
        </table:table-row>
        <table:table-row table:style-name="ro1">
          <table:table-cell office:value-type="float" office:value="15.2790453416857" calcext:value-type="float">
            <text:p>15.2790453416857</text:p>
          </table:table-cell>
          <table:table-cell office:value-type="float" office:value="12.7606081671749" calcext:value-type="float">
            <text:p>12.7606081671749</text:p>
          </table:table-cell>
        </table:table-row>
        <table:table-row table:style-name="ro1">
          <table:table-cell office:value-type="float" office:value="28.3280096288787" calcext:value-type="float">
            <text:p>28.3280096288787</text:p>
          </table:table-cell>
          <table:table-cell office:value-type="float" office:value="23.4208571193749" calcext:value-type="float">
            <text:p>23.4208571193749</text:p>
          </table:table-cell>
        </table:table-row>
        <table:table-row table:style-name="ro1">
          <table:table-cell office:value-type="float" office:value="8.31595921452953" calcext:value-type="float">
            <text:p>8.31595921452953</text:p>
          </table:table-cell>
          <table:table-cell office:value-type="float" office:value="6.75978969334771" calcext:value-type="float">
            <text:p>6.75978969334771</text:p>
          </table:table-cell>
        </table:table-row>
        <table:table-row table:style-name="ro1">
          <table:table-cell office:value-type="float" office:value="6.75575197121302" calcext:value-type="float">
            <text:p>6.75575197121302</text:p>
          </table:table-cell>
          <table:table-cell office:value-type="float" office:value="5.62966116475005" calcext:value-type="float">
            <text:p>5.62966116475005</text:p>
          </table:table-cell>
        </table:table-row>
        <table:table-row table:style-name="ro1">
          <table:table-cell office:value-type="float" office:value="108.781945717244" calcext:value-type="float">
            <text:p>108.781945717244</text:p>
          </table:table-cell>
          <table:table-cell office:value-type="float" office:value="91.3980670708236" calcext:value-type="float">
            <text:p>91.3980670708236</text:p>
          </table:table-cell>
        </table:table-row>
        <table:table-row table:style-name="ro1">
          <table:table-cell office:value-type="float" office:value="51.9931358986265" calcext:value-type="float">
            <text:p>51.9931358986265</text:p>
          </table:table-cell>
          <table:table-cell office:value-type="float" office:value="43.6328794534397" calcext:value-type="float">
            <text:p>43.6328794534397</text:p>
          </table:table-cell>
        </table:table-row>
        <table:table-row table:style-name="ro1">
          <table:table-cell office:value-type="float" office:value="37.9781064290804" calcext:value-type="float">
            <text:p>37.9781064290804</text:p>
          </table:table-cell>
          <table:table-cell office:value-type="float" office:value="31.4948705997643" calcext:value-type="float">
            <text:p>31.4948705997643</text:p>
          </table:table-cell>
        </table:table-row>
        <table:table-row table:style-name="ro1">
          <table:table-cell office:value-type="float" office:value="25.0638544390871" calcext:value-type="float">
            <text:p>25.0638544390871</text:p>
          </table:table-cell>
          <table:table-cell office:value-type="float" office:value="21.7473431589903" calcext:value-type="float">
            <text:p>21.7473431589903</text:p>
          </table:table-cell>
        </table:table-row>
        <table:table-row table:style-name="ro1">
          <table:table-cell office:value-type="float" office:value="10.0748853756272" calcext:value-type="float">
            <text:p>10.0748853756272</text:p>
          </table:table-cell>
          <table:table-cell office:value-type="float" office:value="8.37942996782673" calcext:value-type="float">
            <text:p>8.37942996782673</text:p>
          </table:table-cell>
        </table:table-row>
        <table:table-row table:style-name="ro1">
          <table:table-cell office:value-type="float" office:value="36.1126770885016" calcext:value-type="float">
            <text:p>36.1126770885016</text:p>
          </table:table-cell>
          <table:table-cell office:value-type="float" office:value="30.5700357944797" calcext:value-type="float">
            <text:p>30.5700357944797</text:p>
          </table:table-cell>
        </table:table-row>
        <table:table-row table:style-name="ro1">
          <table:table-cell office:value-type="float" office:value="89.5823621274084" calcext:value-type="float">
            <text:p>89.5823621274084</text:p>
          </table:table-cell>
          <table:table-cell office:value-type="float" office:value="75.5083324300285" calcext:value-type="float">
            <text:p>75.5083324300285</text:p>
          </table:table-cell>
        </table:table-row>
        <table:table-row table:style-name="ro1">
          <table:table-cell office:value-type="float" office:value="94.2375481575226" calcext:value-type="float">
            <text:p>94.2375481575226</text:p>
          </table:table-cell>
          <table:table-cell office:value-type="float" office:value="79.4631719529099" calcext:value-type="float">
            <text:p>79.4631719529099</text:p>
          </table:table-cell>
        </table:table-row>
        <table:table-row table:style-name="ro1">
          <table:table-cell office:value-type="float" office:value="71.0746682839919" calcext:value-type="float">
            <text:p>71.0746682839919</text:p>
          </table:table-cell>
          <table:table-cell office:value-type="float" office:value="60.000725936289" calcext:value-type="float">
            <text:p>60.000725936289</text:p>
          </table:table-cell>
        </table:table-row>
        <table:table-row table:style-name="ro1">
          <table:table-cell office:value-type="float" office:value="36.0093804501391" calcext:value-type="float">
            <text:p>36.0093804501391</text:p>
          </table:table-cell>
          <table:table-cell office:value-type="float" office:value="29.7812720598132" calcext:value-type="float">
            <text:p>29.7812720598132</text:p>
          </table:table-cell>
        </table:table-row>
        <table:table-row table:style-name="ro1">
          <table:table-cell office:value-type="float" office:value="134.895413170981" calcext:value-type="float">
            <text:p>134.895413170981</text:p>
          </table:table-cell>
          <table:table-cell office:value-type="float" office:value="113.282342240537" calcext:value-type="float">
            <text:p>113.282342240537</text:p>
          </table:table-cell>
        </table:table-row>
        <table:table-row table:style-name="ro1">
          <table:table-cell office:value-type="float" office:value="57.2119686107465" calcext:value-type="float">
            <text:p>57.2119686107465</text:p>
          </table:table-cell>
          <table:table-cell office:value-type="float" office:value="48.8719196907314" calcext:value-type="float">
            <text:p>48.8719196907314</text:p>
          </table:table-cell>
        </table:table-row>
        <table:table-row table:style-name="ro1">
          <table:table-cell office:value-type="float" office:value="99.3585794720821" calcext:value-type="float">
            <text:p>99.3585794720821</text:p>
          </table:table-cell>
          <table:table-cell office:value-type="float" office:value="84.4461999838592" calcext:value-type="float">
            <text:p>84.4461999838592</text:p>
          </table:table-cell>
        </table:table-row>
        <table:table-row table:style-name="ro1">
          <table:table-cell office:value-type="float" office:value="142.955585669531" calcext:value-type="float">
            <text:p>142.955585669531</text:p>
          </table:table-cell>
          <table:table-cell office:value-type="float" office:value="120.36169641654" calcext:value-type="float">
            <text:p>120.36169641654</text:p>
          </table:table-cell>
        </table:table-row>
        <table:table-row table:style-name="ro1">
          <table:table-cell office:value-type="float" office:value="184.773965671629" calcext:value-type="float">
            <text:p>184.773965671629</text:p>
          </table:table-cell>
          <table:table-cell office:value-type="float" office:value="156.56932523244" calcext:value-type="float">
            <text:p>156.56932523244</text:p>
          </table:table-cell>
        </table:table-row>
        <table:table-row table:style-name="ro1">
          <table:table-cell office:value-type="float" office:value="42.9611357701024" calcext:value-type="float">
            <text:p>42.9611357701024</text:p>
          </table:table-cell>
          <table:table-cell office:value-type="float" office:value="36.1425294298019" calcext:value-type="float">
            <text:p>36.1425294298019</text:p>
          </table:table-cell>
        </table:table-row>
        <table:table-row table:style-name="ro1">
          <table:table-cell office:value-type="float" office:value="60.8626346949404" calcext:value-type="float">
            <text:p>60.8626346949404</text:p>
          </table:table-cell>
          <table:table-cell office:value-type="float" office:value="52.6046704288228" calcext:value-type="float">
            <text:p>52.6046704288228</text:p>
          </table:table-cell>
        </table:table-row>
        <table:table-row table:style-name="ro1">
          <table:table-cell office:value-type="float" office:value="28.4141960568925" calcext:value-type="float">
            <text:p>28.4141960568925</text:p>
          </table:table-cell>
          <table:table-cell office:value-type="float" office:value="24.3986715544768" calcext:value-type="float">
            <text:p>24.3986715544768</text:p>
          </table:table-cell>
        </table:table-row>
        <table:table-row table:style-name="ro1">
          <table:table-cell office:value-type="float" office:value="99.442263162577" calcext:value-type="float">
            <text:p>99.442263162577</text:p>
          </table:table-cell>
          <table:table-cell office:value-type="float" office:value="83.4681618637739" calcext:value-type="float">
            <text:p>83.4681618637739</text:p>
          </table:table-cell>
        </table:table-row>
        <table:table-row table:style-name="ro1">
          <table:table-cell office:value-type="float" office:value="199.600730775391" calcext:value-type="float">
            <text:p>199.600730775391</text:p>
          </table:table-cell>
          <table:table-cell office:value-type="float" office:value="168.726768562205" calcext:value-type="float">
            <text:p>168.726768562205</text:p>
          </table:table-cell>
        </table:table-row>
        <table:table-row table:style-name="ro1">
          <table:table-cell office:value-type="float" office:value="98.7853602699065" calcext:value-type="float">
            <text:p>98.7853602699065</text:p>
          </table:table-cell>
          <table:table-cell office:value-type="float" office:value="83.1522906143105" calcext:value-type="float">
            <text:p>83.1522906143105</text:p>
          </table:table-cell>
        </table:table-row>
        <table:table-row table:style-name="ro1">
          <table:table-cell office:value-type="float" office:value="10.9827232547762" calcext:value-type="float">
            <text:p>10.9827232547762</text:p>
          </table:table-cell>
          <table:table-cell office:value-type="float" office:value="14.1481767527684" calcext:value-type="float">
            <text:p>14.1481767527684</text:p>
          </table:table-cell>
        </table:table-row>
        <table:table-row table:style-name="ro1">
          <table:table-cell office:value-type="float" office:value="236.425598036832" calcext:value-type="float">
            <text:p>236.425598036832</text:p>
          </table:table-cell>
          <table:table-cell office:value-type="float" office:value="200.500463479116" calcext:value-type="float">
            <text:p>200.500463479116</text:p>
          </table:table-cell>
        </table:table-row>
        <table:table-row table:style-name="ro1">
          <table:table-cell office:value-type="float" office:value="9.09548099005644" calcext:value-type="float">
            <text:p>9.09548099005644</text:p>
          </table:table-cell>
          <table:table-cell office:value-type="float" office:value="11.5995141442552" calcext:value-type="float">
            <text:p>11.5995141442552</text:p>
          </table:table-cell>
        </table:table-row>
        <table:table-row table:style-name="ro1">
          <table:table-cell office:value-type="float" office:value="150.453802770076" calcext:value-type="float">
            <text:p>150.453802770076</text:p>
          </table:table-cell>
          <table:table-cell office:value-type="float" office:value="127.728369799797" calcext:value-type="float">
            <text:p>127.728369799797</text:p>
          </table:table-cell>
        </table:table-row>
        <table:table-row table:style-name="ro1">
          <table:table-cell office:value-type="float" office:value="15.1085473073422" calcext:value-type="float">
            <text:p>15.1085473073422</text:p>
          </table:table-cell>
          <table:table-cell office:value-type="float" office:value="15.2382382287565" calcext:value-type="float">
            <text:p>15.2382382287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1:38:46.319860642</meta:creation-date>
    <dc:date>2021-04-28T12:02:06.259343426</dc:date>
    <meta:editing-duration>PT2M29S</meta:editing-duration>
    <meta:editing-cycles>1</meta:editing-cycles>
    <meta:document-statistic meta:table-count="1" meta:cell-count="8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1cm" svg:height="13.899cm" xlink:href=".." xlink:type="simple" chart:class="chart:scatter" chart:style-name="ch1">
        <chart:plot-area chart:style-name="ch2" table:cell-range-address="Sheet1.A1:Sheet1.B41" chart:data-source-has-labels="row" svg:x="1.505cm" svg:y="0.277cm" svg:width="22.711cm" svg:height="12.364cm">
          <chartooo:coordinate-region svg:x="3.238cm" svg:y="0.476cm" svg:width="20.236cm" svg:height="11.518cm"/>
          <chart:axis chart:dimension="x" chart:name="primary-x" chart:style-name="ch3">
            <chart:title svg:x="11.4cm" svg:y="12.918cm" chart:style-name="ch4">
              <text:p>A4 edge error (mm)</text:p>
            </chart:title>
          </chart:axis>
          <chart:axis chart:dimension="y" chart:name="primary-y" chart:style-name="ch3">
            <chart:title svg:x="0.451cm" svg:y="7.733cm" chart:style-name="ch5">
              <text:p>World error (mm)</text:p>
            </chart:title>
            <chart:grid chart:style-name="ch6" chart:class="major"/>
          </chart:axis>
          <chart:series chart:style-name="ch7" chart:values-cell-range-address="Sheet1.B2:Sheet1.B41" chart:label-cell-address="Sheet1.B1:Sheet1.B1" chart:class="chart:scatter">
            <chart:domain table:cell-range-address="Sheet1.A2:Sheet1.A41"/>
            <chart:regression-curve chart:style-name="ch8">
              <chart:equation chart:display-equation="true" chart:display-r-square="false" svg:x="5.219cm" svg:y="5.878cm" chart:style-name="ch9"/>
            </chart:regression-curve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orld 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296405659469608">
                <text:p>0.0000000000296405659469608</text:p>
                <draw:g>
                  <svg:desc>Sheet1.A2:Sheet1.A41</svg:desc>
                </draw:g>
              </table:table-cell>
              <table:table-cell office:value-type="float" office:value="0.0000000000206924030782282">
                <text:p>0.0000000000206924030782282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582834584444">
                <text:p>0.356582834584444</text:p>
              </table:table-cell>
              <table:table-cell office:value-type="float" office:value="0.332942094232495">
                <text:p>0.332942094232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943543038597">
                <text:p>1.72943543038597</text:p>
              </table:table-cell>
              <table:table-cell office:value-type="float" office:value="1.504357195334">
                <text:p>1.504357195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0455844831654">
                <text:p>7.50455844831654</text:p>
              </table:table-cell>
              <table:table-cell office:value-type="float" office:value="6.35880334547399">
                <text:p>6.3588033454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673936406386">
                <text:p>14.3673936406386</text:p>
              </table:table-cell>
              <table:table-cell office:value-type="float" office:value="12.1409991132736">
                <text:p>12.1409991132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8756537702958">
                <text:p>9.78756537702958</text:p>
              </table:table-cell>
              <table:table-cell office:value-type="float" office:value="8.43348527156526">
                <text:p>8.43348527156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6512075498361">
                <text:p>23.6512075498361</text:p>
              </table:table-cell>
              <table:table-cell office:value-type="float" office:value="19.966038607182">
                <text:p>19.96603860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2608296954759">
                <text:p>46.2608296954759</text:p>
              </table:table-cell>
              <table:table-cell office:value-type="float" office:value="39.261780496724">
                <text:p>39.261780496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14954830534">
                <text:p>72.414954830534</text:p>
              </table:table-cell>
              <table:table-cell office:value-type="float" office:value="60.9228884030703">
                <text:p>60.9228884030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4366456682111">
                <text:p>7.04366456682111</text:p>
              </table:table-cell>
              <table:table-cell office:value-type="float" office:value="6.64487412981304">
                <text:p>6.64487412981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790453416857">
                <text:p>15.2790453416857</text:p>
              </table:table-cell>
              <table:table-cell office:value-type="float" office:value="12.7606081671749">
                <text:p>12.7606081671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3280096288787">
                <text:p>28.3280096288787</text:p>
              </table:table-cell>
              <table:table-cell office:value-type="float" office:value="23.4208571193749">
                <text:p>23.4208571193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1595921452953">
                <text:p>8.31595921452953</text:p>
              </table:table-cell>
              <table:table-cell office:value-type="float" office:value="6.75978969334771">
                <text:p>6.75978969334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575197121302">
                <text:p>6.75575197121302</text:p>
              </table:table-cell>
              <table:table-cell office:value-type="float" office:value="5.62966116475005">
                <text:p>5.62966116475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781945717244">
                <text:p>108.781945717244</text:p>
              </table:table-cell>
              <table:table-cell office:value-type="float" office:value="91.3980670708236">
                <text:p>91.398067070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9931358986265">
                <text:p>51.9931358986265</text:p>
              </table:table-cell>
              <table:table-cell office:value-type="float" office:value="43.6328794534397">
                <text:p>43.6328794534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9781064290804">
                <text:p>37.9781064290804</text:p>
              </table:table-cell>
              <table:table-cell office:value-type="float" office:value="31.4948705997643">
                <text:p>31.4948705997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0638544390871">
                <text:p>25.0638544390871</text:p>
              </table:table-cell>
              <table:table-cell office:value-type="float" office:value="21.7473431589903">
                <text:p>21.7473431589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0748853756272">
                <text:p>10.0748853756272</text:p>
              </table:table-cell>
              <table:table-cell office:value-type="float" office:value="8.37942996782673">
                <text:p>8.37942996782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1126770885016">
                <text:p>36.1126770885016</text:p>
              </table:table-cell>
              <table:table-cell office:value-type="float" office:value="30.5700357944797">
                <text:p>30.5700357944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5823621274084">
                <text:p>89.5823621274084</text:p>
              </table:table-cell>
              <table:table-cell office:value-type="float" office:value="75.5083324300285">
                <text:p>75.5083324300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2375481575226">
                <text:p>94.2375481575226</text:p>
              </table:table-cell>
              <table:table-cell office:value-type="float" office:value="79.4631719529099">
                <text:p>79.4631719529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0746682839919">
                <text:p>71.0746682839919</text:p>
              </table:table-cell>
              <table:table-cell office:value-type="float" office:value="60.000725936289">
                <text:p>60.000725936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0093804501391">
                <text:p>36.0093804501391</text:p>
              </table:table-cell>
              <table:table-cell office:value-type="float" office:value="29.7812720598132">
                <text:p>29.7812720598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895413170981">
                <text:p>134.895413170981</text:p>
              </table:table-cell>
              <table:table-cell office:value-type="float" office:value="113.282342240537">
                <text:p>113.282342240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2119686107465">
                <text:p>57.2119686107465</text:p>
              </table:table-cell>
              <table:table-cell office:value-type="float" office:value="48.8719196907314">
                <text:p>48.8719196907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3585794720821">
                <text:p>99.3585794720821</text:p>
              </table:table-cell>
              <table:table-cell office:value-type="float" office:value="84.4461999838592">
                <text:p>84.446199983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.955585669531">
                <text:p>142.955585669531</text:p>
              </table:table-cell>
              <table:table-cell office:value-type="float" office:value="120.36169641654">
                <text:p>120.36169641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.773965671629">
                <text:p>184.773965671629</text:p>
              </table:table-cell>
              <table:table-cell office:value-type="float" office:value="156.56932523244">
                <text:p>156.56932523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9611357701024">
                <text:p>42.9611357701024</text:p>
              </table:table-cell>
              <table:table-cell office:value-type="float" office:value="36.1425294298019">
                <text:p>36.1425294298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8626346949404">
                <text:p>60.8626346949404</text:p>
              </table:table-cell>
              <table:table-cell office:value-type="float" office:value="52.6046704288228">
                <text:p>52.6046704288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4141960568925">
                <text:p>28.4141960568925</text:p>
              </table:table-cell>
              <table:table-cell office:value-type="float" office:value="24.3986715544768">
                <text:p>24.3986715544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442263162577">
                <text:p>99.442263162577</text:p>
              </table:table-cell>
              <table:table-cell office:value-type="float" office:value="83.4681618637739">
                <text:p>83.4681618637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.600730775391">
                <text:p>199.600730775391</text:p>
              </table:table-cell>
              <table:table-cell office:value-type="float" office:value="168.726768562205">
                <text:p>168.726768562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7853602699065">
                <text:p>98.7853602699065</text:p>
              </table:table-cell>
              <table:table-cell office:value-type="float" office:value="83.1522906143105">
                <text:p>83.1522906143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827232547762">
                <text:p>10.9827232547762</text:p>
              </table:table-cell>
              <table:table-cell office:value-type="float" office:value="14.1481767527684">
                <text:p>14.1481767527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.425598036832">
                <text:p>236.425598036832</text:p>
              </table:table-cell>
              <table:table-cell office:value-type="float" office:value="200.500463479116">
                <text:p>200.500463479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09548099005644">
                <text:p>9.09548099005644</text:p>
              </table:table-cell>
              <table:table-cell office:value-type="float" office:value="11.5995141442552">
                <text:p>11.5995141442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.453802770076">
                <text:p>150.453802770076</text:p>
              </table:table-cell>
              <table:table-cell office:value-type="float" office:value="127.728369799797">
                <text:p>127.728369799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085473073422">
                <text:p>15.1085473073422</text:p>
              </table:table-cell>
              <table:table-cell office:value-type="float" office:value="15.2382382287565">
                <text:p>15.2382382287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